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6.1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6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0"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6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11"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0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table:number-columns-repeated="6"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table:number-columns-repeated="7"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6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6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table:number-columns-repeated="8" office:value-type="string" calcext:value-type="string">
            <text:p>w</text:p>
          </table:table-cell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table:number-columns-repeated="8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8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6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8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8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8" office:value-type="string" calcext:value-type="string">
            <text:p>w</text:p>
          </table:table-cell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4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17"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table:number-columns-repeated="23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6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2" office:value-type="string" calcext:value-type="string">
            <text:p>w</text:p>
          </table:table-cell>
        </table:table-row>
        <table:table-row table:style-name="ro3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5:37:02.018242238</meta:creation-date>
    <dc:date>2014-04-01T15:53:00.253266668</dc:date>
    <meta:editing-duration>PT5M7S</meta:editing-duration>
    <meta:editing-cycles>3</meta:editing-cycles>
    <meta:generator>LibreOffice/4.1.3.2$Linux_x86 LibreOffice_project/410m0$Build-2</meta:generator>
    <meta:document-statistic meta:table-count="1" meta:cell-count="1088" meta:object-count="0"/>
  </office:meta>
</office:document-meta>
</file>